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chCachingOutputStream.get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chCachingOutputStream.PatchCachingOutputStream( String docu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chDeployer.writeResource( String docu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chDeployer.XPatchDeployer( String outpu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chCachingOutputStream.getDocu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chDeployer.applyPatches( InputStream source , final String fileName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37">
            <text:p text:style-name="Table_20_Contents">37</text:p>
          </table:table-cell>
          <table:table-cell office:value-type="float" office:value="113">
            <text:p text:style-name="Table_20_Contents">113</text:p>
          </table:table-cell>
        </table:table-row>
        <table:table-row>
          <table:table-cell office:value-type="string">
            <text:p text:style-name="Table_20_Contents">XPatchDeployer.addPatch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